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493cm"/>
    </style:style>
    <style:style style:name="co3" style:family="table-column">
      <style:table-column-properties fo:break-before="auto" style:column-width="19.66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9-980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cta Científica. Ciência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0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gne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8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Ágora Filosófica (UNICA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lceu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09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merican Journal of Pastoral Counseling (Cessou em 2006. Cont. ISSN 1934-9637 Journal of Spirituality in Mental Heal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46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atéllei (Córdo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2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Âncora (Instituto Âncora de Ensin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Ângulo (FATE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977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thropos (Fribour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975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tropólogos Iberoamericanos en Red (Ed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10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uario de Historia de la Igle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3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uário Evangé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96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nuario IEH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1-348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sian Christian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4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Atualidade Teológica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1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 de Literatura e Cultura Rus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ADENAUER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32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da ESTE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de Educaç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2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de Ética e Filosofia Polít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3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de História (UFOP. Mar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4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de Psicopedagogia (UNIS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IHU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IHU Idéia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0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Patrís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9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ernos Teologia Públic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52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dmo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12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hiers Simone Weil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1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minhando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0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minhando com o Ite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minhos (UC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1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arta Mensal - Conselho Técnico da Confederação Nacional do Comérc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3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hristus (Compagnie de Jésu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8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berteologia (São Paulo. Edição em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27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s da Religião (Mackenzi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2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s da Religião (Mackenzi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ências Sociais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encias Sociales y Religión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8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írculo Católico de Pernambu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3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leção Multitex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8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letâne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13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mmunio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4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mmuni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71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mmunio Viato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8-980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ncilium (Deutsche Aus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716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ncilium (Ed. Italia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104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ncilium (Estel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16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nvergencia (Rio de Janeiro. 196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4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orrelati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31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uestiones Teolo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55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ultura e Fé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489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ultural Encoun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211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Currents in Theology and Mis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ebates do NER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03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ialo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iálog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7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IDAC (México, D.F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21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ie Evangelische Diaspo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Dois Pontos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ccos Revista 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cos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ducação &amp; Lingu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4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ducacao &amp; Mudanca (Faculdade de Filosofia Bernardo Say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du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ducação em Revista (UF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2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m Paut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8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ncontros do Religare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505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ncontros Lusófo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4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ncontros Teológico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6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paço Pedagó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3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paç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0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ios Avanzados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99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ios Avanzados Interactivos (Cessou em 2006. Cont. ISSN 0718-5022 Estudios Avanzados (Imprensa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os Avançad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95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os Bíb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os de Religiao (IM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3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Estudos Teológ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1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Ética e Filosofia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94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Études (194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86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Fides Reforma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Filosof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Filosofia Unisin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1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Grande Sinal (Petr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41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Gregorianum (Rom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abitus (UC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istória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61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orizonte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40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orizonte Teológ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Hypnos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3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béric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7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dentidade!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9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greja Luter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HU On-Line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57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certezas (Faculdade Teológica Evangélica do 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43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clusividade (Centro de Estudos Anglica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9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graçã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4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llèctus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7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rações : Cultura e Comunidade (Faculdade Católica de Uberlând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89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rcultural Pastoral Care and Counsel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0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rlocuções (UNICA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51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rnational Journal of Public The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58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nternational Review of Mis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0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Itaici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104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apanese Journal of Religious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064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ournal for the Study of the New Testa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417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ournal of Feminist Studies in Relig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645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ournal of Global Buddh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7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ournal of International Affairs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645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Journal of Sandplay Thera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4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Kerygma (Engenheiro Coelh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53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a Vida Sobrena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168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ateinamerika-Analysen (Cessou em 2008. Cont. ISSN 1866-802X Journal of Politics in Latin America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etra Mag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02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ocus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umen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ume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9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utheran Quarterly (Gettysburg. 1949) (Cessou em 197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09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utherjahrbu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229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LWF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agis. Cadernos de Fé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ana (UF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andrágora (São Bernardo do Camp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245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anres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7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argens (ABE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0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emória &amp; Caminhada (UC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305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ethod &amp; Theory in the Study of Relig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6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issioneira (Santo Ânge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neme (Caicó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osaico (São José do Ri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17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Mosaico Apoio Pasto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1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Nearc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4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Netmal in Revista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7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Notandum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0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Novo Olhar (São Leopol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02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Numem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2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Oracula (UM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04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Organizações em Contex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9-273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as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64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assos Litterae Communion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476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astoral Popu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8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ensador Cri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ensar a Prát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erspectiv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6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erspectiva Teológica (Belo Horizo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8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hoinix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1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ós-Escrit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âksis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74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áxis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87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áxis Evangé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68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axis Filosof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121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ima Facie (Fa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0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Protestantism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7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aízes (São Caetano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azão e Fé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B. Revista Eclesiastic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6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des (Vitó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2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flex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378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lations (Montré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0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ligare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ligião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ligião e Cultura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21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ligion (London. 197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75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pensar (Nova Iguaç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er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és do Ave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Anthrop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Aul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Edu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Histó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05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Te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Brasileira de Terapias Cognitiv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2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Científica Eletrônic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217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CL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6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a Abordagem Gestált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a APG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3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Cateque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Ciências da Saúde Nova Esper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2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Cultura Te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2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História (UF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39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Interpretação Bíblica Latino-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9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e Teologia e Ciências da Religião da UNICA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iálog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3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o COGEIM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o GELNE (UF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o Instituto de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10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o Instituto de Pesquisas e Estu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6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Dominicana de Te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16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letrônica de Econom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letrôn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90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spañola de Filosofía Mediev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FILOSOFIA/TEOLOGIA:subcomissão TEOLOGIA <text:s text:c="10"/></text:p>
          </table:table-cell>
          <table:table-cell office:value-type="string">
            <text:p>Revista Espír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Estudos Feministas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FAFIR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16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Iberoamericana de Te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81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Jesus Histór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9-987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Latinoamericana de Te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9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Mosaicu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6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n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FILOSOFIA/TEOLOGIA:subcomissão TEOLOGIA <text:s text:c="10"/></text:p>
          </table:table-cell>
          <table:table-cell office:value-type="string">
            <text:p>Revista Peregri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Philolog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8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Portuguesa de Ciência das Religi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Portuguesa de Filosof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4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Souza Marq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79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Teológica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ista 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6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evue Théologique de Louvain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5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hem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576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Ribla. Revista de Interpretación Bibl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9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acrilegens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09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al Terrae (196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aúde e Sociedade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aúde em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437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chlangenbru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cintilla (FF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19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elecciones de Te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36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erie Antrop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ignum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7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impósi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intese (Belo Horizonte. 197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979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ociedad y Relig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ociedade e 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170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piritus (Baltimore, M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232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tudies in Interreligious Dialog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9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tudies in Relig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990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tudies in World Christian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4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AR. Liturgi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mp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1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mpo e Presença Digi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mpo Social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4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ocomunicação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3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olog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8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ologia para Vi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510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stimonio (Li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98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stimonio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79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 Ecumenical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64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ologica Xaveri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67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ologische Literaturzeit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358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ology and Sexua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32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ophil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79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éos (FTB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1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heós (FTBC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omo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09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Q. Teologia em Qu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Trans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6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Ultimato (Viço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99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Último Andar (PUC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0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Último Andar (PUCS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eritas (Porto Aleg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a Te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brant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07-7184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da Pasto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87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são Teológica (Dourad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2631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isiones y Herramient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073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Vox Scriptur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204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Wege zum Mensch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988X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Wereld en Zend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8610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ZfR. Zeitschrift für Religionswissenschaf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91-2385</text:p>
          </table:table-cell>
          <table:table-cell office:value-type="string">
            <text:p>FILOSOFIA/TEOLOGIA:subcomissão TEOLOGIA <text:s text:c="10"/></text:p>
          </table:table-cell>
          <table:table-cell office:value-type="string">
            <text:p>Zygon (Chicago, Ill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1433" meta:object-count="0"/>
  </office:meta>
</office:document-meta>
</file>